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, 'Nimbus Sans L', sans-serif"/>
    <style:font-face style:name="arial1" svg:font-family="arial, sans-serif"/>
    <style:font-face style:name="inherit" svg:font-family="inherit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cd74" officeooo:paragraph-rsid="001bcd74"/>
    </style:style>
    <style:style style:name="P2" style:family="paragraph" style:parent-style-name="Standard">
      <style:paragraph-properties fo:text-align="justify" style:justify-single-word="false"/>
      <style:text-properties officeooo:rsid="001be2b9" officeooo:paragraph-rsid="001be2b9"/>
    </style:style>
    <style:style style:name="P3" style:family="paragraph" style:parent-style-name="Standard">
      <style:paragraph-properties fo:text-align="justify" style:justify-single-word="false"/>
      <style:text-properties officeooo:paragraph-rsid="001ebafa"/>
    </style:style>
    <style:style style:name="P4" style:family="paragraph" style:parent-style-name="Standard">
      <style:paragraph-properties fo:text-align="justify" style:justify-single-word="false"/>
      <style:text-properties officeooo:paragraph-rsid="002145dc"/>
    </style:style>
    <style:style style:name="P5" style:family="paragraph" style:parent-style-name="Standard">
      <style:paragraph-properties fo:text-align="justify" style:justify-single-word="false"/>
      <style:text-properties fo:font-size="12pt" officeooo:rsid="001bcd74" officeooo:paragraph-rsid="001ceeb1" style:font-size-asian="12pt" style:font-size-complex="12pt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officeooo:rsid="001bcd74" officeooo:paragraph-rsid="001bcd74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officeooo:paragraph-rsid="001be2b9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officeooo:paragraph-rsid="001ceeb1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ebafa" officeooo:paragraph-rsid="001ebafa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1f70a3"/>
    </style:style>
    <style:style style:name="P13" style:family="paragraph" style:parent-style-name="Standard">
      <style:text-properties style:font-name="Liberation Serif" fo:font-size="12pt" officeooo:paragraph-rsid="0020e808"/>
    </style:style>
    <style:style style:name="T1" style:family="text">
      <style:text-properties officeooo:rsid="001bcd74"/>
    </style:style>
    <style:style style:name="T2" style:family="text">
      <style:text-properties fo:font-variant="normal" fo:text-transform="none" fo:color="#212121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12121" style:font-name="Liberation Serif" fo:font-size="12pt" fo:letter-spacing="normal" fo:font-style="normal" fo:font-weight="normal" officeooo:rsid="001ebafa" style:font-size-asian="12pt" style:font-size-complex="12pt"/>
    </style:style>
    <style:style style:name="T4" style:family="text">
      <style:text-properties fo:font-variant="normal" fo:text-transform="none" fo:color="#212121" style:font-name="Liberation Serif" fo:font-size="12pt" fo:letter-spacing="normal" fo:font-style="normal" fo:font-weight="normal" officeooo:rsid="002145dc" style:font-size-asian="12pt" style:font-size-complex="12pt"/>
    </style:style>
    <style:style style:name="T5" style:family="text">
      <style:text-properties fo:font-variant="normal" fo:text-transform="none" fo:color="#212121" style:font-name="Liberation Serif" fo:letter-spacing="normal" fo:language="pl" fo:country="PL" fo:font-style="normal" fo:font-weight="normal" officeooo:rsid="000cf573"/>
    </style:style>
    <style:style style:name="T6" style:family="text">
      <style:text-properties fo:font-variant="normal" fo:text-transform="none" fo:color="#212121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12121" style:font-name="Liberation Serif" fo:font-size="12pt" fo:letter-spacing="normal" fo:font-style="normal" fo:font-weight="normal" officeooo:rsid="000bc344" style:font-size-asian="12pt" style:font-size-complex="12pt"/>
    </style:style>
    <style:style style:name="T8" style:family="text">
      <style:text-properties fo:font-variant="normal" fo:text-transform="none" fo:color="#212121" style:font-name="Liberation Serif" fo:font-size="12pt" fo:letter-spacing="normal" fo:font-style="normal" fo:font-weight="normal" officeooo:rsid="001ceeb1" style:font-size-asian="12pt" style:font-size-complex="12pt"/>
    </style:style>
    <style:style style:name="T9" style:family="text">
      <style:text-properties fo:font-variant="normal" fo:text-transform="none" fo:color="#212121" style:font-name="Liberation Serif" fo:font-size="12pt" fo:letter-spacing="normal" fo:font-style="normal" fo:font-weight="normal" officeooo:rsid="001ebafa" style:font-size-asian="12pt" style:font-size-complex="12pt"/>
    </style:style>
    <style:style style:name="T10" style:family="text">
      <style:text-properties fo:font-variant="normal" fo:text-transform="none" fo:color="#212121" fo:letter-spacing="normal" fo:font-style="normal" fo:font-weight="normal" officeooo:rsid="000ae553"/>
    </style:style>
    <style:style style:name="T11" style:family="text">
      <style:text-properties fo:font-variant="normal" fo:text-transform="none" fo:color="#212121" fo:letter-spacing="normal" fo:font-style="normal" fo:font-weight="normal" officeooo:rsid="001bcd74"/>
    </style:style>
    <style:style style:name="T12" style:family="text">
      <style:text-properties fo:font-variant="normal" fo:text-transform="none" fo:color="#212121" fo:letter-spacing="normal" fo:font-style="normal" fo:font-weight="normal" officeooo:rsid="000bc344"/>
    </style:style>
    <style:style style:name="T13" style:family="text">
      <style:text-properties fo:font-variant="normal" fo:text-transform="none" fo:color="#212121" fo:letter-spacing="normal" fo:language="pl" fo:country="PL" fo:font-style="normal" fo:font-weight="normal"/>
    </style:style>
    <style:style style:name="T14" style:family="text">
      <style:text-properties fo:font-variant="normal" fo:text-transform="none" fo:color="#212121" fo:letter-spacing="normal" fo:language="pl" fo:country="PL" fo:font-style="normal" fo:font-weight="normal" officeooo:rsid="000cf573"/>
    </style:style>
    <style:style style:name="T15" style:family="text">
      <style:text-properties fo:font-variant="normal" fo:text-transform="none" fo:color="#212121" fo:letter-spacing="normal" fo:language="pl" fo:country="PL" fo:font-style="normal" fo:font-weight="normal" officeooo:rsid="001ceeb1"/>
    </style:style>
    <style:style style:name="T16" style:family="text">
      <style:text-properties fo:font-variant="normal" fo:text-transform="none" fo:color="#212121" fo:letter-spacing="normal" fo:language="pl" fo:country="PL" fo:font-style="normal" fo:font-weight="normal" officeooo:rsid="001f70a3"/>
    </style:style>
    <style:style style:name="T17" style:family="text">
      <style:text-properties fo:font-variant="normal" fo:text-transform="none" fo:color="#212121" fo:letter-spacing="normal" fo:language="pl" fo:country="PL" fo:font-style="normal" fo:font-weight="normal" officeooo:rsid="0020e808"/>
    </style:style>
    <style:style style:name="T18" style:family="text">
      <style:text-properties fo:font-variant="normal" fo:text-transform="none" fo:color="#212121" fo:letter-spacing="normal" fo:language="pl" fo:country="PL" fo:font-style="normal" fo:font-weight="normal" officeooo:rsid="002145dc"/>
    </style:style>
    <style:style style:name="T19" style:family="text">
      <style:text-properties fo:font-variant="normal" fo:text-transform="none" fo:color="#212121" style:font-name="inherit" fo:letter-spacing="normal" fo:language="pl" fo:country="PL" fo:font-style="normal" fo:font-weight="normal"/>
    </style:style>
    <style:style style:name="T20" style:family="text">
      <style:text-properties fo:font-variant="normal" fo:text-transform="none" fo:color="#212121" style:font-name="inherit" fo:letter-spacing="normal" fo:language="pl" fo:country="PL" fo:font-style="normal" fo:font-weight="normal" officeooo:rsid="001f70a3"/>
    </style:style>
    <style:style style:name="T21" style:family="text">
      <style:text-properties fo:font-variant="normal" fo:text-transform="none" fo:color="#212121" style:font-name="inherit" fo:letter-spacing="normal" fo:language="pl" fo:country="PL" fo:font-style="normal" fo:font-weight="normal" officeooo:rsid="0020e808"/>
    </style:style>
    <style:style style:name="T22" style:family="text">
      <style:text-properties fo:font-variant="normal" fo:text-transform="none" fo:color="#212121" style:font-name="arial1" fo:font-size="12pt" fo:letter-spacing="normal" fo:font-style="normal" fo:font-weight="normal"/>
    </style:style>
    <style:style style:name="T23" style:family="text">
      <style:text-properties fo:font-variant="normal" fo:text-transform="none" fo:color="#212121" style:font-name="arial1" fo:font-size="12pt" fo:letter-spacing="normal" fo:font-style="normal" fo:font-weight="normal" officeooo:rsid="00222706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2145dc" fo:background-color="#ffffff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28" style:family="text">
      <style:text-properties fo:font-variant="normal" fo:text-transform="none" fo:color="#000000" style:font-name="arial" fo:font-size="9.75pt" fo:letter-spacing="normal" fo:font-style="normal" fo:font-weight="bold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30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31" style:family="text">
      <style:text-properties fo:font-variant="normal" fo:text-transform="none" fo:color="#0000ff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32" style:family="text">
      <style:text-properties fo:font-variant="normal" fo:text-transform="none" fo:color="#0000ff" style:font-name="Liberation Serif" fo:font-size="12pt" fo:letter-spacing="normal" fo:font-style="normal" fo:font-weight="normal" officeooo:rsid="002145dc" fo:background-color="#ffffff" loext:char-shading-value="0" style:font-size-asian="12pt" style:font-size-complex="12pt"/>
    </style:style>
    <style:style style:name="T33" style:family="text">
      <style:text-properties fo:font-variant="normal" fo:text-transform="none" fo:color="#800000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34" style:family="text">
      <style:text-properties fo:font-variant="normal" fo:text-transform="none" fo:color="#ff0000" style:font-name="Liberation Serif" fo:font-size="12pt" fo:letter-spacing="normal" fo:font-style="normal" fo:font-weight="normal" fo:background-color="#ffffff" loext:char-shading-value="0" style:font-size-asian="12pt" style:font-size-complex="12pt"/>
    </style:style>
    <style:style style:name="T35" style:family="text">
      <style:text-properties fo:color="#000000" style:font-name="Consolas" fo:font-size="9.5pt" officeooo:rsid="001f70a3" fo:background-color="#ffffff" loext:char-shading-value="0" style:font-size-asian="9.5pt"/>
    </style:style>
    <style:style style:name="T36" style:family="text">
      <style:text-properties fo:color="#000000" style:font-name="Liberation Serif" fo:font-size="12pt" fo:letter-spacing="normal" fo:font-style="italic" fo:font-weight="normal" style:font-size-asian="12pt" style:font-size-complex="12pt"/>
    </style:style>
    <style:style style:name="T37" style:family="text">
      <style:text-properties fo:color="#000000" fo:background-color="#ffffff" loext:char-shading-value="0"/>
    </style:style>
    <style:style style:name="T38" style:family="text">
      <style:text-properties fo:color="#000000" officeooo:rsid="001be2b9" fo:background-color="#ffffff" loext:char-shading-value="0"/>
    </style:style>
    <style:style style:name="T39" style:family="text">
      <style:text-properties fo:color="#000000" officeooo:rsid="001bcd74" fo:background-color="#ffffff" loext:char-shading-value="0"/>
    </style:style>
    <style:style style:name="T40" style:family="text">
      <style:text-properties fo:color="#000000" officeooo:rsid="001ceeb1" fo:background-color="#ffffff" loext:char-shading-value="0"/>
    </style:style>
    <style:style style:name="T41" style:family="text">
      <style:text-properties fo:color="#000000" officeooo:rsid="001ebafa" fo:background-color="#ffffff" loext:char-shading-value="0" style:font-size-asian="12pt" style:font-size-complex="12pt"/>
    </style:style>
    <style:style style:name="T42" style:family="text">
      <style:text-properties fo:color="#000000" officeooo:rsid="001f70a3" fo:background-color="#ffffff" loext:char-shading-value="0" style:font-size-asian="12pt" style:font-size-complex="12pt"/>
    </style:style>
    <style:style style:name="T43" style:family="text">
      <style:text-properties fo:color="#000000" officeooo:rsid="0020e808" fo:background-color="#ffffff" loext:char-shading-value="0" style:font-size-asian="12pt" style:font-size-complex="12pt"/>
    </style:style>
    <style:style style:name="T44" style:family="text">
      <style:text-properties fo:color="#000000" officeooo:rsid="002145dc" fo:background-color="#ffffff" loext:char-shading-value="0" style:font-size-asian="12pt" style:font-size-complex="12pt"/>
    </style:style>
    <style:style style:name="T45" style:family="text">
      <style:text-properties style:font-name="Liberation Serif" fo:font-size="12pt" style:font-size-asian="12pt" style:font-size-complex="12pt"/>
    </style:style>
    <style:style style:name="T46" style:family="text">
      <style:text-properties fo:color="#0000ff" fo:background-color="#ffffff" loext:char-shading-value="0"/>
    </style:style>
    <style:style style:name="T47" style:family="text">
      <style:text-properties fo:color="#800000" fo:background-color="#ffffff" loext:char-shading-value="0"/>
    </style:style>
    <style:style style:name="T48" style:family="text">
      <style:text-properties fo:color="#ff0000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stęp</text:p>
      <text:p text:style-name="P7"/>
      <text:p text:style-name="P7"><text:tab/>Celem naszego laboratorium jest zapoznanie się z filtrami COSFIRE służącymi do detekcji naczyń w obrazach siatkówki. </text:p>
      <text:p text:style-name="P9"><text:span text:style-name="T1"><text:tab/> Obecnie w medycynie dąży się do zastąpienia badań inwazyjnych nieinwazyjnymi. Nieinwazyjne zabiegi medyczne są bezpieczniejsze dla pacjenta[2] ze względu m.in. na: zmniejszenie krwawienia,mniejsze ryzyko infekcji, mniej powikłań, krótszą hospitalizacje i niższy koszt badań. </text:span><text:span text:style-name="T10">Analiza komputerowa dna oka jest </text:span><text:span text:style-name="T11">doskonałą </text:span><text:span text:style-name="T10">alternatywą <text:s/>oftalmoskopi</text:span><text:span text:style-name="T12">i. </text:span><text:span text:style-name="T37">Na podstawie obrazów dna oka możliwe jest diagnozowanie nieprawidłowości </text:span><text:span text:style-name="T38">związanych</text:span><text:span text:style-name="T37"> z funkcjonowaniem </text:span><text:span text:style-name="T38">całego </text:span><text:span text:style-name="T37">organizmu. Okazuje się, że dzięki analizie obrazów dna oka można wykryć oznaki chorób niezwiązanych ze zmysłem wzroku- chorób sercowo-naczyniowych, a nawet stwardnienia rozsianego. </text:span><text:span text:style-name="T39">Dzięki obrazom siatkówki </text:span><text:span text:style-name="T37">można wykryć choroby, takie jak jaskra, zwyrodnienie plamki żółtej(</text:span><text:span text:style-name="T46">&lt;</text:span><text:span text:style-name="T47">a</text:span><text:span text:style-name="T37"> </text:span><text:span text:style-name="T48">href</text:span><text:span text:style-name="T46">="http://retina.pl/bazawiedzy/slowniczek/amd-zwyrodnienie-plamki-zoltej/"&gt;</text:span><text:span text:style-name="T37">więcej na temat tej choroby</text:span><text:span text:style-name="T46">&lt;/</text:span><text:span text:style-name="T47">a</text:span><text:span text:style-name="T46">&gt;</text:span><text:span text:style-name="T37"> ), nadciśnienie, retinopatia cukrzycowa</text:span></text:p>
      <text:p text:style-name="P8"><text:span text:style-name="T37"><text:tab/></text:span><text:span text:style-name="T46">&lt;</text:span><text:span text:style-name="T47">a</text:span><text:span text:style-name="T37"> </text:span><text:span text:style-name="T48">href</text:span><text:span text:style-name="T46">="http://instytutoka.pl/retinopatia-cukrzycowa-objawy/"&gt;</text:span><text:span text:style-name="T37">(opis choroby)</text:span><text:span text:style-name="T46">&lt;/</text:span><text:span text:style-name="T47">a</text:span><text:span text:style-name="T46">&gt;</text:span><text:span text:style-name="T37"> . </text:span></text:p>
      <text:p text:style-name="P10"><text:span text:style-name="T14"><text:tab/>Automatyczna segmentacja naczyń krwionośnych z </text:span><text:span text:style-name="T15">obrazu </text:span><text:span text:style-name="T14">jest jednym z podstawowych kroków, które są wymagane do </text:span><text:span text:style-name="T15">dalszej</text:span><text:span text:style-name="T14"> analizy obrazów dna siatkówki. Jest to wymagający proces głównie ze względu na zmienną szerokość naczyń i niską jakość obrazów siatkówki, które zazwyczaj zawierają zaszumienia i zmiany jasności. </text:span><text:span text:style-name="T37">W procesie </text:span><text:span text:style-name="T40">obróbki obrazu</text:span><text:span text:style-name="T37"> pomocne są </text:span><text:span text:style-name="T40">programy </text:span><text:span text:style-name="T37">komputerowe, które pozwalają w różnych ujęciach analizować dany obraz. </text:span></text:p>
      <text:p text:style-name="P6"><text:span text:style-name="T40">My na</text:span><text:span text:style-name="T37"> laboratorium będziemy korzystać ze środowiska Matlab. Stanowi </text:span><text:span text:style-name="T40">on </text:span><text:span text:style-name="T37">dobre narzędzie do pracy z obrazami cyfrowymi.</text:span></text:p>
      <text:p text:style-name="P6"/>
      <text:p text:style-name="P11"><text:span text:style-name="T37">MRA-</text:span></text:p>
      <text:p text:style-name="P11"/>
      <text:p text:style-name="P13"><text:span text:style-name="T41">Angiografia rezonansu magnetycznego</text:span><text:span text:style-name="T44">[3]</text:span><text:span text:style-name="T41"> </text:span><text:span text:style-name="T42">jest grupą technik </text:span><text:span text:style-name="T43">nieinwazyjnych </text:span><text:span text:style-name="T42">opartych na </text:span><text:bookmark text:name="tw-target-text1"/><text:span text:style-name="T13">rezonansie magnetycznym </text:span><text:span text:style-name="T42">(MRI)</text:span><text:bookmark text:name="tw-target-text6"/><text:span text:style-name="T42"> </text:span><text:span text:style-name="T43">bez </text:span><text:span text:style-name="T13">użycia inwazyjnych cewników lub promieniowania rentgenowskiego</text:span><text:span text:style-name="T42">. S</text:span><text:span text:style-name="T13">łuży do generowania obrazów tętnic (i rzadziej żył), aby ocenić ich zwężenie, okluzje, tętniaki lub inne nieprawidłowości, często używany </text:span><text:span text:style-name="T16">jest</text:span><text:span text:style-name="T13"> do oceny tętnic szyi i mózgu, aorty piersiowej i brzucha, tętnic nerkowych i nóg.</text:span><text:bookmark text:name="tw-target-text5"/><text:span text:style-name="T13"> MRA ma trudności z wykryciem zwężenia małych naczyń krwionośnych, ograniczając jego stosowanie do dużych tętnic</text:span><text:span text:style-name="T18">[4]</text:span><text:span text:style-name="T13">.</text:span></text:p>
      <text:p text:style-name="P13"><text:span text:style-name="T16">MR</text:span><text:span text:style-name="T17">A</text:span><text:span text:style-name="T16"> </text:span><text:span text:style-name="T41">stał</text:span><text:span text:style-name="T42">o</text:span><text:span text:style-name="T41"> się bardzo popularną metodą w ciągu </text:span><text:span text:style-name="T42">kilku lat od jego powstania. </text:span><text:bookmark text:name="tw-target-text"/><text:span text:style-name="T13">Kontrast tkanki wewnętrznej jest niski, </text:span><text:span text:style-name="T16">dlatego dla jego wzmocnienia stosuję się różne </text:span><text:span text:style-name="T17">dożylne</text:span><text:span text:style-name="T16"> środki </text:span><text:span text:style-name="T17">kontrastowe</text:span><text:span text:style-name="T16"> (</text:span><text:span text:style-name="T17">często </text:span><text:bookmark text:name="tw-target-text4"/><text:span text:style-name="T13">gadolin</text:span><text:span text:style-name="T17">), </text:span><text:span text:style-name="T18">a ciało zostaje umieszczone w maszynie do MRI.</text:span></text:p>
      <text:p text:style-name="P13"><text:span text:style-name="T17"/></text:p>
      <text:p text:style-name="P12"><text:span text:style-name="T21"/></text:p>
      <text:p text:style-name="P12"><text:span text:style-name="T42"/></text:p>
      <text:p text:style-name="P11"><text:span text:style-name="T35"/></text:p>
      <text:p text:style-name="P11"><text:span text:style-name="T37"/></text:p>
      <text:p text:style-name="P5"><text:span text:style-name="T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<text:span text:style-name="T22">Filtry Gabor</text:span><text:span text:style-name="T23">a</text:span><text:span text:style-name="T22"> to filtry pasmowe</text:span><text:span text:style-name="T23">[1]</text:span><text:span text:style-name="T22">, które są wykorzystywane w przetwarzaniu obrazu do ekstrakcji, analizy tekstur i szacowania dysproporcji stereo.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2"><text:span text:style-name="T7">[</text:span><text:span text:style-name="T8">2</text:span><text:span text:style-name="T2">] </text:span><text:a xlink:type="simple" xlink:href="http://www.ethicon.com/patients/learn-more/minimally-invasive-surgery" text:style-name="Internet_20_link" text:visited-style-name="Visited_20_Internet_20_Link">http://www.ethicon.com/patients/learn-more/minimally-invasive-surgery</text:a></text:p>
      <text:p text:style-name="P3"><text:span text:style-name="T3">[3]</text:span><text:span text:style-name="T24">GlocknerJF. Three-dimensional gadolinium-enhanced MR angiography: applications for abdominal imaging. </text:span><text:span text:style-name="T36">RadioGraphics</text:span><text:span text:style-name="T24">2001;21(2):357</text:span><text:span text:style-name="T27">–</text:span><text:span text:style-name="T24">370. </text:span><text:a xlink:type="simple" xlink:href="http://pubs.rsna.org/doi/10.1148/radiographics.21.2.g01mr14357" text:style-name="Internet_20_link" text:visited-style-name="Visited_20_Internet_20_Link">Link</text:a><text:span text:style-name="T45"> </text:span></text:p>
      <text:p text:style-name="P4"><text:span text:style-name="T3">[</text:span><text:span text:style-name="T4">4]</text:span>Contrast Enhanced Resonance Angiography (MRA) in the Diagnosis of Atherosclerotic Disease:A Pilot Technical Development Study; <text:span text:style-name="T28">ClinicalTrials.gov Identifier:</text:span><text:span text:style-name="T29">NCT00001841 </text:span><text:span text:style-name="T25">(</text:span><text:span text:style-name="T31">&lt;</text:span><text:span text:style-name="T33">a</text:span><text:span text:style-name="T25"> </text:span><text:span text:style-name="T34">href</text:span><text:span text:style-name="T31">="</text:span><text:span text:style-name="T32">https://clinicaltrials.gov/ct2/show/NCT00001841?term=9560485+%5BPUBMED-IDS%5D&amp;rank=2</text:span><text:span text:style-name="T31">"&gt;</text:span><text:span text:style-name="T26">link</text:span><text:span text:style-name="T31">&lt;/</text:span><text:span text:style-name="T33">a</text:span><text:span text:style-name="T31">&gt;</text:span><text:span text:style-name="T25"> )</text:span></text:p>
      <text:p text:style-name="P4"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" svg:font-family="arial, 'Nimbus Sans L', sans-serif"/>
    <style:font-face style:name="arial1" svg:font-family="arial, sans-serif"/>
    <style:font-face style:name="inherit" svg:font-family="inherit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04:36:04.381000000</meta:creation-date>
    <dc:date>2017-04-10T03:06:30.907000000</dc:date>
    <meta:editing-duration>PT17H58M</meta:editing-duration>
    <meta:editing-cycles>1</meta:editing-cycles>
    <meta:document-statistic meta:table-count="0" meta:image-count="0" meta:object-count="0" meta:page-count="2" meta:paragraph-count="14" meta:word-count="355" meta:character-count="3063" meta:non-whitespace-character-count="2709"/>
    <meta:generator>LibreOffice/4.3.5.2$Windows_x86 LibreOffice_project/3a87456aaa6a95c63eea1c1b3201acedf0751bd5</meta:generator>
  </office:meta>
</office:document-meta>
</file>